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3">
      <style:paragraph-properties fo:text-align="start" style:justify-single-word="false"/>
      <style:text-properties fo:font-size="12pt" fo:language="en" fo:country="US" style:text-underline-style="none" fo:font-weight="normal" officeooo:rsid="0007e690" officeooo:paragraph-rsid="001a9745" style:font-size-asian="12pt" style:font-weight-asian="normal" style:font-size-complex="12pt" style:font-weight-complex="normal"/>
    </style:style>
    <style:style style:name="P2" style:family="paragraph" style:parent-style-name="Standard" style:list-style-name="L4">
      <style:paragraph-properties fo:text-align="start" style:justify-single-word="false"/>
      <style:text-properties fo:font-size="12pt" fo:language="en" fo:country="US" style:text-underline-style="none" fo:font-weight="normal" officeooo:rsid="0007e690" officeooo:paragraph-rsid="0007e690" style:font-size-asian="12pt" style:font-weight-asian="normal" style:font-size-complex="12pt" style:font-weight-complex="normal"/>
    </style:style>
    <style:style style:name="P3" style:family="paragraph" style:parent-style-name="Standard" style:list-style-name="L3">
      <style:paragraph-properties fo:text-align="start" style:justify-single-word="false"/>
      <style:text-properties fo:font-size="12pt" fo:language="en" fo:country="US" style:text-underline-style="none" fo:font-weight="normal" officeooo:rsid="00275c67" officeooo:paragraph-rsid="00275c67" style:font-size-asian="12pt" style:font-weight-asian="normal" style:font-size-complex="12pt" style:font-weight-complex="normal"/>
    </style:style>
    <style:style style:name="P4" style:family="paragraph" style:parent-style-name="Standard" style:list-style-name="L3">
      <style:paragraph-properties fo:text-align="start" style:justify-single-word="false"/>
      <style:text-properties fo:font-size="12pt" fo:language="en" fo:country="US" style:text-underline-style="none" fo:font-weight="normal" officeooo:rsid="00040823" officeooo:paragraph-rsid="00275c6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4pt" officeooo:rsid="0002152a" officeooo:paragraph-rsid="0002152a" style:font-size-asian="24pt"/>
    </style:style>
    <style:style style:name="P6" style:family="paragraph" style:parent-style-name="Standard">
      <style:paragraph-properties fo:text-align="center" style:justify-single-word="false"/>
      <style:text-properties fo:font-size="24pt" officeooo:rsid="0005720d" officeooo:paragraph-rsid="000138ef" style:font-size-asian="24pt"/>
    </style:style>
    <style:style style:name="P7" style:family="paragraph" style:parent-style-name="Standard">
      <style:paragraph-properties fo:text-align="center" style:justify-single-word="false"/>
      <style:text-properties fo:font-size="24pt" officeooo:paragraph-rsid="000138ef" style:font-size-asian="24pt"/>
    </style:style>
    <style:style style:name="P8" style:family="paragraph" style:parent-style-name="Standard">
      <style:paragraph-properties fo:text-align="center" style:justify-single-word="false"/>
      <style:text-properties fo:font-size="16pt" officeooo:rsid="0002152a" officeooo:paragraph-rsid="000138ef" style:font-size-asian="16pt"/>
    </style:style>
    <style:style style:name="P9" style:family="paragraph" style:parent-style-name="Standard">
      <style:paragraph-properties fo:text-align="center" style:justify-single-word="false"/>
      <style:text-properties fo:font-size="16pt" officeooo:rsid="00067aaa" officeooo:paragraph-rsid="00067aaa" style:font-size-asian="16pt"/>
    </style:style>
    <style:style style:name="P10" style:family="paragraph" style:parent-style-name="Standard">
      <style:paragraph-properties fo:text-align="center" style:justify-single-word="false"/>
      <style:text-properties fo:font-size="16pt" officeooo:paragraph-rsid="000138ef" style:font-size-asian="16pt"/>
    </style:style>
    <style:style style:name="P11" style:family="paragraph" style:parent-style-name="Standard">
      <style:paragraph-properties fo:text-align="center" style:justify-single-word="false"/>
      <style:text-properties fo:font-size="16pt" fo:font-style="italic" officeooo:rsid="00067aaa" officeooo:paragraph-rsid="00067aaa" style:font-size-asian="16pt" style:font-style-asian="italic" style:font-style-complex="italic"/>
    </style:style>
    <style:style style:name="P12" style:family="paragraph" style:parent-style-name="Standard">
      <style:paragraph-properties fo:text-align="center" style:justify-single-word="false"/>
      <style:text-properties fo:font-size="16pt" fo:font-style="italic" officeooo:paragraph-rsid="000138ef" style:font-size-asian="16pt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5720d" officeooo:paragraph-rsid="000138ef" style:font-size-asian="16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language="en" fo:country="US" fo:font-style="normal" style:text-underline-style="solid" style:text-underline-width="auto" style:text-underline-color="font-color" fo:font-weight="bold" officeooo:paragraph-rsid="000138ef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fo:font-style="italic" officeooo:rsid="0005720d" officeooo:paragraph-rsid="000138ef" style:font-size-asian="20pt" style:font-style-asian="italic" style:font-size-complex="20pt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038bb" officeooo:paragraph-rsid="000138ef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fo:language="en" fo:country="US" style:text-underline-style="solid" style:text-underline-width="auto" style:text-underline-color="font-color" fo:font-weight="bold" officeooo:rsid="000038bb" officeooo:paragraph-rsid="000138ef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fo:font-weight="bold" officeooo:rsid="000038bb" officeooo:paragraph-rsid="000138ef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language="en" fo:country="US" officeooo:paragraph-rsid="000138ef"/>
    </style:style>
    <style:style style:name="P20" style:family="paragraph" style:parent-style-name="Standard" style:list-style-name="L2">
      <style:paragraph-properties fo:text-align="start" style:justify-single-word="false"/>
      <style:text-properties fo:language="en" fo:country="US" officeooo:paragraph-rsid="00170d22"/>
    </style:style>
    <style:style style:name="P21" style:family="paragraph" style:parent-style-name="Standard" style:list-style-name="L3">
      <style:paragraph-properties fo:text-align="start" style:justify-single-word="false"/>
      <style:text-properties fo:language="en" fo:country="US" officeooo:paragraph-rsid="000138ef"/>
    </style:style>
    <style:style style:name="P22" style:family="paragraph" style:parent-style-name="Standard" style:list-style-name="L1">
      <style:paragraph-properties fo:text-align="start" style:justify-single-word="false"/>
      <style:text-properties fo:language="en" fo:country="US" officeooo:rsid="000038bb" officeooo:paragraph-rsid="000138ef"/>
    </style:style>
    <style:style style:name="P23" style:family="paragraph" style:parent-style-name="Standard" style:list-style-name="L2">
      <style:paragraph-properties fo:text-align="start" style:justify-single-word="false"/>
      <style:text-properties fo:language="en" fo:country="US" officeooo:rsid="000038bb" officeooo:paragraph-rsid="000138ef"/>
    </style:style>
    <style:style style:name="P24" style:family="paragraph" style:parent-style-name="Standard" style:list-style-name="L2">
      <style:paragraph-properties fo:text-align="start" style:justify-single-word="false"/>
      <style:text-properties fo:language="en" fo:country="US" officeooo:rsid="0009ada5" officeooo:paragraph-rsid="0009ada5"/>
    </style:style>
    <style:style style:name="P25" style:family="paragraph" style:parent-style-name="Standard" style:list-style-name="L2">
      <style:paragraph-properties fo:text-align="start" style:justify-single-word="false"/>
      <style:text-properties fo:language="en" fo:country="US" officeooo:rsid="00040823" officeooo:paragraph-rsid="00040823"/>
    </style:style>
    <style:style style:name="P26" style:family="paragraph" style:parent-style-name="Standard">
      <style:paragraph-properties fo:text-align="start" style:justify-single-word="false"/>
      <style:text-properties fo:language="en" fo:country="US" officeooo:rsid="0001dfa0" officeooo:paragraph-rsid="000138ef"/>
    </style:style>
    <style:style style:name="P27" style:family="paragraph" style:parent-style-name="Standard" style:list-style-name="L3">
      <style:paragraph-properties fo:text-align="start" style:justify-single-word="false"/>
      <style:text-properties fo:language="en" fo:country="US" officeooo:rsid="0001dfa0" officeooo:paragraph-rsid="000138ef"/>
    </style:style>
    <style:style style:name="P28" style:family="paragraph" style:parent-style-name="Standard" style:list-style-name="L3">
      <style:paragraph-properties fo:text-align="start" style:justify-single-word="false"/>
      <style:text-properties fo:language="en" fo:country="US" officeooo:rsid="0001dfa0" officeooo:paragraph-rsid="0018899f"/>
    </style:style>
    <style:style style:name="P29" style:family="paragraph" style:parent-style-name="Standard" style:list-style-name="L3">
      <style:paragraph-properties fo:text-align="start" style:justify-single-word="false"/>
      <style:text-properties fo:language="en" fo:country="US" officeooo:rsid="0001dfa0" officeooo:paragraph-rsid="0011454a"/>
    </style:style>
    <style:style style:name="P30" style:family="paragraph" style:parent-style-name="Standard" style:list-style-name="L3">
      <style:paragraph-properties fo:text-align="start" style:justify-single-word="false"/>
      <style:text-properties fo:language="en" fo:country="US" officeooo:rsid="0001dfa0" officeooo:paragraph-rsid="0024191a"/>
    </style:style>
    <style:style style:name="P31" style:family="paragraph" style:parent-style-name="Standard" style:list-style-name="L3">
      <style:paragraph-properties fo:text-align="start" style:justify-single-word="false"/>
      <style:text-properties fo:language="en" fo:country="US" officeooo:rsid="0002120f" officeooo:paragraph-rsid="000138ef"/>
    </style:style>
    <style:style style:name="P32" style:family="paragraph" style:parent-style-name="Standard" style:list-style-name="L3">
      <style:paragraph-properties fo:text-align="start" style:justify-single-word="false"/>
      <style:text-properties fo:language="en" fo:country="US" officeooo:rsid="0002120f" officeooo:paragraph-rsid="00040823"/>
    </style:style>
    <style:style style:name="P33" style:family="paragraph" style:parent-style-name="Standard" style:list-style-name="L3">
      <style:paragraph-properties fo:text-align="start" style:justify-single-word="false"/>
      <style:text-properties fo:language="en" fo:country="US" officeooo:rsid="0002120f" officeooo:paragraph-rsid="00275c67"/>
    </style:style>
    <style:style style:name="P34" style:family="paragraph" style:parent-style-name="Standard" style:list-style-name="L3">
      <style:paragraph-properties fo:text-align="start" style:justify-single-word="false"/>
      <style:text-properties fo:language="en" fo:country="US" officeooo:rsid="0002120f" officeooo:paragraph-rsid="00277c01"/>
    </style:style>
    <style:style style:name="P35" style:family="paragraph" style:parent-style-name="Standard">
      <style:paragraph-properties fo:text-align="start" style:justify-single-word="false"/>
      <style:text-properties fo:language="en" fo:country="US" officeooo:rsid="0002120f" officeooo:paragraph-rsid="0020740c"/>
    </style:style>
    <style:style style:name="P36" style:family="paragraph" style:parent-style-name="Standard" style:list-style-name="L3">
      <style:paragraph-properties fo:text-align="start" style:justify-single-word="false"/>
      <style:text-properties fo:language="en" fo:country="US" officeooo:rsid="0009e991" officeooo:paragraph-rsid="0009e991"/>
    </style:style>
    <style:style style:name="P37" style:family="paragraph" style:parent-style-name="Standard" style:list-style-name="L3">
      <style:paragraph-properties fo:text-align="start" style:justify-single-word="false"/>
      <style:text-properties fo:language="en" fo:country="US" officeooo:rsid="001f8983" officeooo:paragraph-rsid="001f8983"/>
    </style:style>
    <style:style style:name="P38" style:family="paragraph" style:parent-style-name="Standard" style:list-style-name="L3">
      <style:paragraph-properties fo:text-align="start" style:justify-single-word="false"/>
      <style:text-properties fo:language="en" fo:country="US" officeooo:rsid="000b0333" officeooo:paragraph-rsid="000b0333"/>
    </style:style>
    <style:style style:name="P39" style:family="paragraph" style:parent-style-name="Standard" style:list-style-name="L3">
      <style:paragraph-properties fo:text-align="start" style:justify-single-word="false"/>
      <style:text-properties fo:language="en" fo:country="US" officeooo:rsid="0005ee3d" officeooo:paragraph-rsid="0005ee3d"/>
    </style:style>
    <style:style style:name="P40" style:family="paragraph" style:parent-style-name="Standard" style:list-style-name="L3">
      <style:paragraph-properties fo:text-align="start" style:justify-single-word="false"/>
      <style:text-properties fo:language="en" fo:country="US" officeooo:rsid="0018899f" officeooo:paragraph-rsid="0018899f"/>
    </style:style>
    <style:style style:name="P41" style:family="paragraph" style:parent-style-name="Standard" style:list-style-name="L3">
      <style:paragraph-properties fo:text-align="start" style:justify-single-word="false"/>
      <style:text-properties fo:language="en" fo:country="US" officeooo:rsid="000eb089" officeooo:paragraph-rsid="00219b67"/>
    </style:style>
    <style:style style:name="P42" style:family="paragraph" style:parent-style-name="Standard" style:list-style-name="L3">
      <style:paragraph-properties fo:text-align="start" style:justify-single-word="false"/>
      <style:text-properties fo:language="en" fo:country="US" officeooo:rsid="00234c39" officeooo:paragraph-rsid="00234c39"/>
    </style:style>
    <style:style style:name="P43" style:family="paragraph" style:parent-style-name="Standard" style:list-style-name="L3">
      <style:paragraph-properties fo:text-align="start" style:justify-single-word="false"/>
      <style:text-properties fo:language="en" fo:country="US" officeooo:rsid="000bcdd7" officeooo:paragraph-rsid="000bcdd7"/>
    </style:style>
    <style:style style:name="P44" style:family="paragraph" style:parent-style-name="Standard" style:list-style-name="L3">
      <style:paragraph-properties fo:text-align="start" style:justify-single-word="false"/>
      <style:text-properties fo:language="en" fo:country="US" officeooo:rsid="00072273" officeooo:paragraph-rsid="00040823"/>
    </style:style>
    <style:style style:name="P45" style:family="paragraph" style:parent-style-name="Standard" style:list-style-name="L3">
      <style:paragraph-properties fo:text-align="start" style:justify-single-word="false"/>
      <style:text-properties fo:language="en" fo:country="US" officeooo:rsid="0011454a" officeooo:paragraph-rsid="0011454a"/>
    </style:style>
    <style:style style:name="P46" style:family="paragraph" style:parent-style-name="Standard" style:list-style-name="L3">
      <style:paragraph-properties fo:text-align="start" style:justify-single-word="false"/>
      <style:text-properties fo:language="en" fo:country="US" officeooo:rsid="001325b9" officeooo:paragraph-rsid="001325b9"/>
    </style:style>
    <style:style style:name="P47" style:family="paragraph" style:parent-style-name="Standard" style:list-style-name="L3">
      <style:paragraph-properties fo:text-align="start" style:justify-single-word="false"/>
      <style:text-properties fo:language="en" fo:country="US" officeooo:rsid="003ebaec" officeooo:paragraph-rsid="0005ee3d"/>
    </style:style>
    <style:style style:name="T1" style:family="text">
      <style:text-properties fo:font-size="16pt" style:text-underline-style="none" fo:font-weight="bold" officeooo:rsid="000038bb" style:font-size-asian="16pt" style:font-weight-asian="bold" style:font-size-complex="16pt" style:font-weight-complex="bold"/>
    </style:style>
    <style:style style:name="T2" style:family="text">
      <style:text-properties fo:font-size="16pt" style:text-underline-style="solid" style:text-underline-width="auto" style:text-underline-color="font-color" fo:font-weight="bold" officeooo:rsid="000038bb" style:font-size-asian="16pt" style:font-weight-asian="bold" style:font-size-complex="16pt" style:font-weight-complex="bold"/>
    </style:style>
    <style:style style:name="T3" style:family="text">
      <style:text-properties style:text-underline-style="none" officeooo:rsid="000038bb"/>
    </style:style>
    <style:style style:name="T4" style:family="text">
      <style:text-properties officeooo:rsid="000038b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72273" style:font-style-asian="italic" style:font-style-complex="italic"/>
    </style:style>
    <style:style style:name="T7" style:family="text">
      <style:text-properties fo:font-style="italic" officeooo:rsid="0002120f" style:font-style-asian="italic" style:font-style-complex="italic"/>
    </style:style>
    <style:style style:name="T8" style:family="text">
      <style:text-properties style:text-position="super 58%"/>
    </style:style>
    <style:style style:name="T9" style:family="text">
      <style:text-properties officeooo:rsid="0005ee3d"/>
    </style:style>
    <style:style style:name="T10" style:family="text">
      <style:text-properties officeooo:rsid="0002120f"/>
    </style:style>
    <style:style style:name="T11" style:family="text">
      <style:text-properties officeooo:rsid="0011454a"/>
    </style:style>
    <style:style style:name="T12" style:family="text">
      <style:text-properties officeooo:rsid="0018899f"/>
    </style:style>
    <style:style style:name="T13" style:family="text">
      <style:text-properties officeooo:rsid="001d408b"/>
    </style:style>
    <style:style style:name="T14" style:family="text">
      <style:text-properties officeooo:rsid="0020740c"/>
    </style:style>
    <style:style style:name="T1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font-size="12pt" style:text-underline-style="none" fo:font-weight="normal" officeooo:rsid="00219b67" style:font-size-asian="12pt" style:font-weight-asian="normal" style:font-size-complex="12pt" style:font-weight-complex="normal"/>
    </style:style>
    <style:style style:name="T17" style:family="text">
      <style:text-properties fo:font-size="12pt" style:text-underline-style="none" fo:font-weight="normal" officeooo:rsid="0005ee3d" style:font-size-asian="12pt" style:font-weight-asian="normal" style:font-size-complex="12pt" style:font-weight-complex="normal"/>
    </style:style>
    <style:style style:name="T18" style:family="text">
      <style:text-properties fo:font-size="12pt" style:text-underline-style="none" fo:font-weight="normal" officeooo:rsid="00244fed" style:font-size-asian="12pt" style:font-weight-asian="normal" style:font-size-complex="12pt" style:font-weight-complex="normal"/>
    </style:style>
    <style:style style:name="T19" style:family="text">
      <style:text-properties fo:font-size="12pt" style:text-underline-style="none" fo:font-weight="normal" officeooo:rsid="00040823" style:font-size-asian="12pt" style:font-weight-asian="normal" style:font-size-complex="12pt" style:font-weight-complex="normal"/>
    </style:style>
    <style:style style:name="T20" style:family="text">
      <style:text-properties fo:font-size="12pt" style:text-underline-style="none" fo:font-weight="normal" officeooo:rsid="00191638" style:font-size-asian="12pt" style:font-weight-asian="normal" style:font-size-complex="12pt" style:font-weight-complex="normal"/>
    </style:style>
    <style:style style:name="T21" style:family="text">
      <style:text-properties fo:font-size="12pt" style:text-underline-style="none" fo:font-weight="normal" officeooo:rsid="00275c67" style:font-size-asian="12pt" style:font-weight-asian="normal" style:font-size-complex="12pt" style:font-weight-complex="normal"/>
    </style:style>
    <style:style style:name="T22" style:family="text">
      <style:text-properties fo:font-size="12pt" style:text-underline-style="none" fo:font-weight="normal" officeooo:rsid="0028df6e" style:font-size-asian="12pt" style:font-weight-asian="normal" style:font-size-complex="12pt" style:font-weight-complex="normal"/>
    </style:style>
    <style:style style:name="T23" style:family="text">
      <style:text-properties fo:font-size="12pt" style:text-underline-style="none" fo:font-weight="normal" officeooo:rsid="002ce112" style:font-size-asian="12pt" style:font-weight-asian="normal" style:font-size-complex="12pt" style:font-weight-complex="normal"/>
    </style:style>
    <style:style style:name="T24" style:family="text">
      <style:text-properties fo:font-size="12pt" style:text-underline-style="none" fo:font-weight="normal" officeooo:rsid="003057fc" style:font-size-asian="12pt" style:font-weight-asian="normal" style:font-size-complex="12pt" style:font-weight-complex="normal"/>
    </style:style>
    <style:style style:name="T25" style:family="text">
      <style:text-properties fo:font-size="12pt" style:text-underline-style="none" fo:font-weight="normal" officeooo:rsid="00315c46" style:font-size-asian="12pt" style:font-weight-asian="normal" style:font-size-complex="12pt" style:font-weight-complex="normal"/>
    </style:style>
    <style:style style:name="T26" style:family="text">
      <style:text-properties fo:font-size="12pt" style:text-underline-style="none" fo:font-weight="normal" officeooo:rsid="0032b3ea" style:font-size-asian="12pt" style:font-weight-asian="normal" style:font-size-complex="12pt" style:font-weight-complex="normal"/>
    </style:style>
    <style:style style:name="T27" style:family="text">
      <style:text-properties fo:font-size="12pt" style:text-underline-style="none" fo:font-weight="normal" officeooo:rsid="003ebaec" style:font-size-asian="12pt" style:font-weight-asian="normal" style:font-size-complex="12pt" style:font-weight-complex="normal"/>
    </style:style>
    <style:style style:name="T28" style:family="text">
      <style:text-properties officeooo:rsid="0001dfa0"/>
    </style:style>
    <style:style style:name="T29" style:family="text">
      <style:text-properties officeooo:rsid="002fcab3"/>
    </style:style>
    <style:style style:name="T30" style:family="text">
      <style:text-properties officeooo:rsid="003057fc"/>
    </style:style>
    <style:style style:name="T31" style:family="text">
      <style:text-properties officeooo:rsid="00310f99"/>
    </style:style>
    <style:style style:name="T32" style:family="text">
      <style:text-properties officeooo:rsid="00315c46"/>
    </style:style>
    <style:style style:name="T33" style:family="text">
      <style:text-properties officeooo:rsid="0033b30b"/>
    </style:style>
    <style:style style:name="T34" style:family="text">
      <style:text-properties officeooo:rsid="00347754"/>
    </style:style>
    <style:style style:name="T35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36" style:family="text">
      <style:text-properties fo:font-variant="normal" fo:text-transform="none" fo:color="#252525" fo:letter-spacing="normal"/>
    </style:style>
    <style:style style:name="T37" style:family="text"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38" style:family="text">
      <style:text-properties officeooo:rsid="003749e6"/>
    </style:style>
    <style:style style:name="T39" style:family="text">
      <style:text-properties officeooo:rsid="00391ba4"/>
    </style:style>
    <style:style style:name="T40" style:family="text">
      <style:text-properties officeooo:rsid="003af002"/>
    </style:style>
    <style:style style:name="T41" style:family="text">
      <style:text-properties officeooo:rsid="003b6f4b"/>
    </style:style>
    <style:style style:name="T42" style:family="text">
      <style:text-properties officeooo:rsid="003ebae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5">Chat Application</text:p>
      <text:p text:style-name="P5"/>
      <text:p text:style-name="P7"/>
      <text:p text:style-name="P7">Software Requirements Specification</text:p>
      <text:p text:style-name="P10"/>
      <text:p text:style-name="P8"/>
      <text:p text:style-name="P11">Version 0.<text:span text:style-name="T13">4</text:span></text:p>
      <text:p text:style-name="P9"/>
      <text:p text:style-name="P6">2<text:span text:style-name="T13">5</text:span><text:span text:style-name="T8">th</text:span> April, 2016</text:p>
      <text:p text:style-name="P10"/>
      <text:p text:style-name="P10"/>
      <text:p text:style-name="P10"/>
      <text:p text:style-name="P12"/>
      <text:p text:style-name="P15">Krupali Dhanvijay,</text:p>
      <text:p text:style-name="P15">Veera B Murari,</text:p>
      <text:p text:style-name="P15">Venkatesh Ch,</text:p>
      <text:p text:style-name="P15">M Bikshapathi,</text:p>
      <text:p text:style-name="P15">P Sriharsha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Prepared for</text:p>
      <text:p text:style-name="P13">Global Edge Software Ltd.</text:p>
      <text:p text:style-name="P16"/>
      <text:p text:style-name="P16"/>
      <text:p text:style-name="P16"/>
      <text:p text:style-name="P17"><text:soft-page-break/></text:p>
      <text:p text:style-name="P17">End User Requirements:</text:p>
      <text:p text:style-name="P18"/>
      <text:p text:style-name="P19"><text:span text:style-name="T1"><text:tab/></text:span><text:span text:style-name="T2">Functional Specifications</text:span></text:p>
      <text:list xml:id="list3085805232502703" text:style-name="L1">
        <text:list-header>
          <text:p text:style-name="P22"/>
        </text:list-header>
      </text:list>
      <text:list xml:id="list7846763668739739258" text:style-name="L2">
        <text:list-item>
          <text:p text:style-name="P20"><text:span text:style-name="T34">EDGE messenger is a communication based application for desktops that uses IP address to send text messages, along with other graphical stickers and emoticons.</text:span></text:p>
        </text:list-item>
        <text:list-item>
          <text:p text:style-name="P23">User has <text:span text:style-name="T42">privilege</text:span> to </text:p>
          <text:list>
            <text:list-item>
              <text:p text:style-name="P23">Add contacts</text:p>
            </text:list-item>
            <text:list-item>
              <text:p text:style-name="P23">Search contacts</text:p>
            </text:list-item>
            <text:list-item>
              <text:p text:style-name="P23">Remove contacts</text:p>
            </text:list-item>
            <text:list-item>
              <text:p text:style-name="P23">Block/Unblock contacts</text:p>
            </text:list-item>
            <text:list-item>
              <text:p text:style-name="P23">Modify contacts</text:p>
            </text:list-item>
            <text:list-item>
              <text:p text:style-name="P23">Create chat groups</text:p>
            </text:list-item>
            <text:list-item>
              <text:p text:style-name="P24">Schedule messages</text:p>
              <text:p text:style-name="P23"/>
            </text:list-item>
          </text:list>
        </text:list-item>
        <text:list-item>
          <text:p text:style-name="P23">User can see his/<text:span text:style-name="T38">her</text:span> recent chats.</text:p>
        </text:list-item>
        <text:list-item>
          <text:p text:style-name="P23">Every user will have their own login credentials to <text:span text:style-name="T12">open his chat application.</text:span></text:p>
        </text:list-item>
        <text:list-item>
          <text:p text:style-name="P25">End users cannot have multiple logins and they cannot login to their chat from other systems.</text:p>
          <text:p text:style-name="P25"/>
        </text:list-item>
      </text:list>
      <text:p text:style-name="P14"><text:span text:style-name="T3"><text:tab/></text:span><text:span text:style-name="T4">End user interface</text:span></text:p>
      <text:p text:style-name="P26"/>
      <text:list xml:id="list1623124284343740268" text:style-name="L3">
        <text:list-item>
          <text:p text:style-name="P27">When the end user clicks on application, the user will be prompted to enter his/<text:span text:style-name="T38">her</text:span> login credentials. <text:span text:style-name="T9">Captcha verification will be provided as a additional security feature.(i.e. whether human being is trying to login or robot is trying to login)</text:span></text:p>
        </text:list-item>
        <text:list-item>
          <text:p text:style-name="P1">A Virtual keyboard will be provide for the user to login.</text:p>
        </text:list-item>
        <text:list-item>
          <text:p text:style-name="P31">New users have to register by clicking on the “<text:span text:style-name="T5">New user</text:span>” option below login button.</text:p>
        </text:list-item>
        <text:list-item>
          <text:p text:style-name="P31">New users have to provide the following information to register :</text:p>
          <text:list>
            <text:list-item>
              <text:p text:style-name="P31">Name</text:p>
            </text:list-item>
            <text:list-item>
              <text:p text:style-name="P36">Password</text:p>
            </text:list-item>
            <text:list-item>
              <text:p text:style-name="P37">Re – Enter Password</text:p>
            </text:list-item>
            <text:list-item>
              <text:p text:style-name="P38">Upload Profile Picture</text:p>
            </text:list-item>
            <text:list-item>
              <text:p text:style-name="P31">IP address</text:p>
            </text:list-item>
            <text:list-item>
              <text:p text:style-name="P31">Employee ID</text:p>
            </text:list-item>
            <text:list-item>
              <text:p text:style-name="P39">Date of Birth</text:p>
            </text:list-item>
            <text:list-item>
              <text:p text:style-name="P39">Set a security question and answer</text:p>
              <text:p text:style-name="P27"/>
            </text:list-item>
          </text:list>
        </text:list-item>
        <text:list-item>
          <text:p text:style-name="P31">If the user forgets his/<text:span text:style-name="T39">her</text:span> password, there will be “<text:span text:style-name="T5">forget password</text:span>” option <text:span text:style-name="T42">provided</text:span> beside the login button.</text:p>
          <text:p text:style-name="P31"/>
        </text:list-item>
        <text:list-item>
          <text:p text:style-name="P39">The <text:span text:style-name="T10">“</text:span><text:span text:style-name="T7">forget password</text:span><text:span text:style-name="T10">” </text:span>option will ask, the following details :</text:p>
          <text:list>
            <text:list-item>
              <text:p text:style-name="P47">User name</text:p>
            </text:list-item>
            <text:list-item>
              <text:p text:style-name="P39">IP address or Employee ID</text:p>
            </text:list-item>
            <text:list-item>
              <text:p text:style-name="P39">Date of Birth</text:p>
            </text:list-item>
            <text:list-item>
              <text:p text:style-name="P39">Answer the security question</text:p>
            </text:list-item>
            <text:list-item>
              <text:p text:style-name="P39">Verification of Captcha.</text:p>
              <text:p text:style-name="P39"/>
            </text:list-item>
          </text:list>
        </text:list-item>
        <text:list-item>
          <text:p text:style-name="P28"><text:soft-page-break/>After verifying the end user's credentials, the first window he/<text:span text:style-name="T39">she</text:span> will see is his contact list.</text:p>
        </text:list-item>
        <text:list-item>
          <text:p text:style-name="P27">The contact list will have an option to “<text:span text:style-name="T5">Add a new contact</text:span>” first, followed by “Search contacts”, followed by “<text:span text:style-name="T5">Create a Group</text:span>”.</text:p>
          <text:p text:style-name="P27"/>
        </text:list-item>
        <text:list-item>
          <text:p text:style-name="P27">If the user wish to create a new contact, he/<text:span text:style-name="T39">she</text:span> should click on “<text:span text:style-name="T5">Add a new contac</text:span><text:span text:style-name="T6">t</text:span>” option. A new window will be opened, asking the details of the contact to be added. </text:p>
        </text:list-item>
      </text:list>
      <text:p text:style-name="P26"/>
      <text:list xml:id="list135317715548721" text:continue-numbering="true" text:style-name="L3">
        <text:list-item>
          <text:p text:style-name="P29"><text:span text:style-name="T14">To add new contact t</text:span>he details need to be given by the user will be :</text:p>
          <text:list>
            <text:list-item>
              <text:p text:style-name="P29">Name of the contact</text:p>
            </text:list-item>
            <text:list-item>
              <text:p text:style-name="P29">IP address of the contact</text:p>
            </text:list-item>
            <text:list-item>
              <text:p text:style-name="P29">Employee ID of the contact</text:p>
            </text:list-item>
            <text:list-item>
              <text:p text:style-name="P40">DOB.</text:p>
              <text:p text:style-name="P40"/>
            </text:list-item>
          </text:list>
        </text:list-item>
        <text:list-item>
          <text:p text:style-name="P41"><text:span text:style-name="T16">U</text:span><text:span text:style-name="T15">sers </text:span><text:span text:style-name="T16"><text:s/>have </text:span><text:span text:style-name="T27">privilege</text:span><text:span text:style-name="T16"> to create</text:span><text:span text:style-name="T15"> a group </text:span><text:span text:style-name="T16">and </text:span><text:span text:style-name="T22">user </text:span><text:span text:style-name="T16">will be a group </text:span><text:span text:style-name="T15">admin of their groups.</text:span></text:p>
          <text:p text:style-name="P41"><text:span text:style-name="T15"/></text:p>
        </text:list-item>
        <text:list-item>
          <text:p text:style-name="P42"><text:span text:style-name="T15">User can search contacts by clicking on “Search </text:span><text:span text:style-name="T23">contact</text:span><text:span text:style-name="T15">” </text:span><text:span text:style-name="T23">option.</text:span></text:p>
        </text:list-item>
      </text:list>
      <text:p text:style-name="P35"/>
      <text:list xml:id="list135316771859283" text:continue-numbering="true" text:style-name="L3">
        <text:list-item>
          <text:p text:style-name="P32">The user will be provided with setting option to his/<text:span text:style-name="T40">her</text:span> top right corner, where he can :</text:p>
          <text:list>
            <text:list-item>
              <text:p text:style-name="P43">Change Profile Picture</text:p>
            </text:list-item>
            <text:list-item>
              <text:p text:style-name="P32">Change IP address</text:p>
            </text:list-item>
            <text:list-item>
              <text:p text:style-name="P32">Change Password</text:p>
            </text:list-item>
            <text:list-item>
              <text:p text:style-name="P32">Delete account</text:p>
              <text:p text:style-name="P44"/>
            </text:list-item>
          </text:list>
        </text:list-item>
        <text:list-item>
          <text:p text:style-name="P27">If the user selects any added contact, he/<text:span text:style-name="T40">she</text:span> will see the following details :</text:p>
          <text:list>
            <text:list-item>
              <text:p text:style-name="P45">Profile picture of the contact</text:p>
            </text:list-item>
            <text:list-item>
              <text:p text:style-name="P27">Name of the contact</text:p>
            </text:list-item>
            <text:list-item>
              <text:p text:style-name="P27">IP address of the contact</text:p>
            </text:list-item>
            <text:list-item>
              <text:p text:style-name="P27">Employee ID of the contact</text:p>
            </text:list-item>
            <text:list-item>
              <text:p text:style-name="P39">Date of Birth of the contact</text:p>
            </text:list-item>
            <text:list-item>
              <text:p text:style-name="P27">Open chat</text:p>
            </text:list-item>
            <text:list-item>
              <text:p text:style-name="P27"><text:span text:style-name="T11">Edit</text:span> contact details</text:p>
              <text:list>
                <text:list-item>
                  <text:p text:style-name="P45">Save changes</text:p>
                </text:list-item>
                <text:list-item>
                  <text:p text:style-name="P46">Cancel</text:p>
                </text:list-item>
              </text:list>
            </text:list-item>
            <text:list-item>
              <text:p text:style-name="P27">Delete contact</text:p>
            </text:list-item>
            <text:list-item>
              <text:p text:style-name="P27">Block / Unblock the contact</text:p>
            </text:list-item>
            <text:list-item>
              <text:p text:style-name="P45">Close</text:p>
              <text:p text:style-name="P45"/>
            </text:list-item>
          </text:list>
        </text:list-item>
        <text:list-item>
          <text:p text:style-name="P30"><text:span text:style-name="T17">Status of all con</text:span><text:span text:style-name="T18">tacts</text:span><text:span text:style-name="T17"> will be shown at one click on a button named “</text:span><text:span text:style-name="T18">Status</text:span><text:span text:style-name="T17">”, that will be provided at the top of <text:s/>the contact list.</text:span></text:p>
          <text:p text:style-name="P30"/>
        </text:list-item>
        <text:list-item>
          <text:p text:style-name="P21"><text:span text:style-name="T28">If the user selects the open chat option, he/she will see the following fields :</text:span></text:p>
          <text:p text:style-name="P21"/>
          <text:list>
            <text:list-item>
              <text:p text:style-name="P27"><text:span text:style-name="T29">User </text:span>will see the name of the contact followed by his/<text:span text:style-name="T41">her</text:span> active status on the network in a single locked field.</text:p>
            </text:list-item>
            <text:list-item>
              <text:p text:style-name="P31"><text:span text:style-name="T30">User</text:span> will have an options field to the right top corner, he/<text:span text:style-name="T41">she</text:span> will find the following options there,</text:p>
              <text:list>
                <text:list-item>
                  <text:p text:style-name="P31">Clear the chat history</text:p>
                </text:list-item>
                <text:list-item>
                  <text:p text:style-name="P31"><text:soft-page-break/>Delete a message</text:p>
                </text:list-item>
                <text:list-item>
                  <text:p text:style-name="P31">Forward message</text:p>
                </text:list-item>
                <text:list-item>
                  <text:p text:style-name="P31">Block / Unblock </text:p>
                </text:list-item>
                <text:list-item>
                  <text:p text:style-name="P40">Schedule message</text:p>
                </text:list-item>
                <text:list-item>
                  <text:p text:style-name="P31">Close chat</text:p>
                </text:list-item>
                <text:list-item>
                  <text:p text:style-name="P31">Leave group</text:p>
                  <text:p text:style-name="P31"/>
                </text:list-item>
              </text:list>
            </text:list-item>
            <text:list-item>
              <text:p text:style-name="P33">There will be a field to type the message, followed by send button to send the message.</text:p>
            </text:list-item>
            <text:list-item>
              <text:p text:style-name="P33"><text:span text:style-name="T24">U</text:span><text:span text:style-name="T19">sers can send emoji's and stickers, with their texts.</text:span></text:p>
            </text:list-item>
            <text:list-item>
              <text:p text:style-name="P3">In the chat window user have <text:span text:style-name="T31">option </text:span>to schedule a message to a contact or <text:span text:style-name="T31">a </text:span>group at a schedule time.</text:p>
            </text:list-item>
            <text:list-item>
              <text:p text:style-name="P4">When <text:span text:style-name="T32">user</text:span> clicks on the schedule messages option he/<text:span text:style-name="T41">she</text:span> will need to enter his message for the contact, schedule the time and date to send the message and confirm it.</text:p>
            </text:list-item>
            <text:list-item>
              <text:p text:style-name="P4"><text:span text:style-name="T19">The message will be sent to the intended recipient on the scheduled date and time.</text:span></text:p>
            </text:list-item>
            <text:list-item>
              <text:p text:style-name="P33">Sent messages will be <text:span text:style-name="T42">aligned</text:span> to right and received messages will be <text:span text:style-name="T42">aligned</text:span> to the left.</text:p>
            </text:list-item>
            <text:list-item>
              <text:p text:style-name="P33"><text:span text:style-name="T17">Greeting messages will be sent to the users on their birthday's.</text:span></text:p>
            </text:list-item>
            <text:list-item>
              <text:p text:style-name="P33"><text:span text:style-name="T25">User have a option to f</text:span><text:span text:style-name="T17">orward a message to a contact </text:span><text:span text:style-name="T25">or</text:span><text:span text:style-name="T17"> to all contacts </text:span><text:span text:style-name="T20">by selecting the messages </text:span><text:span text:style-name="T21">and contacts.</text:span></text:p>
            </text:list-item>
            <text:list-item>
              <text:p text:style-name="P34"><text:span text:style-name="T17">An event reminder for a particular contact on a particular date and time will be provided.</text:span></text:p>
            </text:list-item>
            <text:list-item>
              <text:p text:style-name="P34"><text:span text:style-name="T17">File sharing option will be given to the users.</text:span></text:p>
            </text:list-item>
            <text:list-item>
              <text:p text:style-name="P34"><text:span text:style-name="T17">User will not receive any mess</text:span><text:span text:style-name="T26">ages</text:span><text:span text:style-name="T17"> from the blocked contact in a group and individually.</text:span></text:p>
            </text:list-item>
          </text:list>
        </text:list-item>
      </text:list>
      <text:list xml:id="list2903078626022584951" text:style-name="L4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6:55:07.134984522</meta:creation-date>
    <dc:date>2016-04-25T13:53:16.329193421</dc:date>
    <meta:editing-duration>PT2H59M49S</meta:editing-duration>
    <meta:editing-cycles>57</meta:editing-cycles>
    <meta:generator>LibreOffice/4.2.8.2$Linux_x86 LibreOffice_project/420m0$Build-2</meta:generator>
    <meta:document-statistic meta:table-count="0" meta:image-count="0" meta:object-count="0" meta:page-count="4" meta:paragraph-count="109" meta:word-count="839" meta:character-count="4346" meta:non-whitespace-character-count="3689"/>
  </office:meta>
</office:document-meta>
</file>